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10.58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3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Animation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<text:s/>Sounds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Standart Featu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0 FP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nster Größ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timaps als sprite erzeugen nach dem laden konvertier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itmaps außer dem Hintergrund sind transpar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Kollisionsüberprüfung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Kollisionsüberprüf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wischen Spieler und Ma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ischen Spieler und Ti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ischen Tiere und Ma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ieler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stimmte anzahl an Gesundhe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immte anzahl an Stärk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immte anzahl an Ausdauer (zum Sprinten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nn mit den Pfeiltasten sich fortbeweg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aktionen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nteraktion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bbauen von Gemüse oder Frücht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müse oder Früchte Ess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üttern von Tieren mit Gemüse oder Frücht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Öffnen vom invent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besserung von Spieler eigenschaft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besserung von Tier eigenschaft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e Zähmen, Streichel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e anbind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lde Tiere Fütter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nen ablessen auf der Map um die Geschickte zu Versteh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ie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stimmte anzahl an Gesundhe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immte anzahl an Stärk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ämonen/wilde Tie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stimmte anzahl an Gesundhe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immte anzahl an Stärk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aktionen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nteraktionen Dämonen/wilrde Tie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eife den Spieler an wenn er zu nah komm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ufen in der welt ru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- Ma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indernis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on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Insgesamt mögliche punkte</text:p>
          </table:table-cell>
          <table:table-cell office:value-type="float" office:value="34" table:formula="of:=SUM([.B4:.B71])" table:style-name="ce1">
            <text:p>34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t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 text:c="7"/>% <text:s text:c="28"/>Punkte <text:s text:c="21"/>No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00 % – 92 % <text:s text:c="17"/>34 - 30 <text:s text:c="20"/>sehr gu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91 % – 81 % <text:s text:c="19"/>29 - 25 <text:s text:c="20"/>gu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80 % - 67 % <text:s text:c="20"/>25 - 20 <text:s text:c="20"/>befriedige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6 % - 50 % <text:s text:c="20"/>19 <text:s text:c="2"/>- 14 <text:s text:c="17"/>ausreiche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9 % - 30 % <text:s text:c="20"/>13 - 3 <text:s text:c="21"/>mangelfha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% - 0 % <text:s text:c="22"/>3 - 0 <text:s text:c="23"/>ungenügend</text:p>
          </table:table-cell>
          <table:table-cell table:number-columns-repeated="16383"/>
        </table:table-row>
        <table:table-row table:number-rows-repeated="10484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pc</meta:initial-creator>
    <dc:creator>pc</dc:creator>
    <meta:creation-date>2022-02-25T09:32:22Z</meta:creation-date>
    <dc:date>2022-06-03T18:15:21Z</dc:date>
    <meta:editing-cycles>6</meta:editing-cycles>
    <meta:editing-duration>PT0S</meta:editing-duration>
  </office:meta>
</office:document-meta>
</file>